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3cm" fo:min-width="1.977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.4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93cm" fo:min-width="1.533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0.961cm"/>
    </style:style>
    <style:style style:name="gr8" style:family="graphic" style:parent-style-name="standard">
      <style:graphic-properties draw:textarea-horizontal-align="justify" draw:textarea-vertical-align="middle" draw:auto-grow-height="false" fo:min-height="0.629cm" fo:min-width="0.608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0" style:family="graphic" style:parent-style-name="standard">
      <style:graphic-properties draw:textarea-horizontal-align="justify" draw:textarea-vertical-align="middle" draw:auto-grow-height="false" fo:min-height="0.703cm" fo:min-width="0.516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2cm" fo:min-width="0.326cm"/>
    </style:style>
    <style:style style:name="gr12" style:family="graphic" style:parent-style-name="standard">
      <style:graphic-properties draw:textarea-horizontal-align="justify" draw:textarea-vertical-align="middle" draw:auto-grow-height="false" fo:min-height="2.418cm" fo:min-width="3.818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 style:list-style-name="L1">
      <style:graphic-properties draw:textarea-horizontal-align="center" draw:textarea-vertical-align="middle" draw:auto-grow-height="false" fo:min-height="4.69cm" fo:min-width="7.732cm" fo:wrap-option="no-wrap"/>
    </style:style>
    <style:style style:name="gr15" style:family="graphic" style:parent-style-name="standard">
      <style:graphic-properties draw:stroke="none" svg:stroke-color="#000000" draw:fill="none" draw:fill-color="#ffffff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7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76cm" svg:height="1.397cm" svg:x="0.762cm" svg:y="0.508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3.048cm" svg:height="2.794cm" svg:x="0.515cm" svg:y="5.461cm">
          <text:p text:style-name="P2">betters</text:p>
          <text:p text:style-name="P2">(not voter)</text:p>
          <text:p text:style-name="P1">predict voter</text:p>
          <text:p text:style-name="P1">happiness by</text:p>
          <text:p text:style-name="P1">placing a</text:p>
          <text:p text:style-name="P1">b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547cm" svg:height="2.667cm" svg:x="0.889cm" svg:y="2.794cm">
          <text:p text:style-name="P1">prediction</text:p>
          <text:p text:style-name="P1">market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2.801cm" svg:y1="7.493cm" svg:x2="4.833cm" svg:y2="7.493cm">
          <text:p text:style-name="P1"><text:s text:c="2"/>&gt; 0.5 <text:s text:c="3"/><text:s/></text:p>
          <text:p text:style-name="P1">“against” <text:s text:c="3"/></text:p>
        </draw:line>
        <draw:custom-shape draw:style-name="gr1" draw:text-style-name="P1" draw:layer="layout" svg:width="2.476cm" svg:height="1.397cm" svg:x="0.889cm" svg:y="0.635cm">
          <text:p text:style-name="P1">propos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476cm" svg:height="1.397cm" svg:x="1.016cm" svg:y="0.762cm">
          <text:p text:style-name="P1">proposi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3" draw:layer="layout" svg:x1="2.032cm" svg:y1="2.159cm" svg:x2="2.032cm" svg:y2="2.794cm">
          <text:p/>
        </draw:line>
        <draw:custom-shape draw:style-name="gr6" draw:text-style-name="P1" draw:layer="layout" svg:width="2.032cm" svg:height="2.54cm" svg:x="4.833cm" svg:y="5.334cm">
          <text:p text:style-name="P1">proposal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2.547cm" svg:y1="5.969cm" svg:x2="4.833cm" svg:y2="5.969cm">
          <text:p text:style-name="P1">&gt; 0.5 <text:s text:c="3"/></text:p>
          <text:p text:style-name="P1">“for” <text:s/></text:p>
        </draw:line>
        <draw:custom-shape draw:style-name="gr7" draw:text-style-name="P1" draw:layer="layout" svg:width="2.921cm" svg:height="3.048cm" svg:x="6.865cm" svg:y="4.953cm">
          <text:p text:style-name="P2">after some </text:p>
          <text:p text:style-name="P2">duration, voters</text:p>
          <text:p text:style-name="P2">submit happiness</text:p>
          <text:p text:style-name="P1">poll</text:p>
          <text:p text:style-name="P1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762cm" svg:height="1.397cm" svg:x="7.508cm" svg:y="9.525cm">
          <text:p text:style-name="P1">law repeale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032cm" svg:height="2.54cm" svg:x="12.827cm" svg:y="4.318cm">
          <text:p text:style-name="P1">law remain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2" draw:id="id2" draw:layer="layout" svg:width="1.524cm" svg:height="1.524cm" svg:x="11.31cm" svg:y="5.715cm">
          <text:p text:style-name="P1">$ payout:</text:p>
          <text:p text:style-name="P1">“for”</text:p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10" draw:text-style-name="P1" draw:layer="layout" svg:width="2.032cm" svg:height="1.905cm" svg:x="7.373cm" svg:y="10.922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1" draw:text-style-name="P2" draw:layer="layout" svg:width="1.651cm" svg:height="1.524cm" svg:x="14.859cm" svg:y="5.588cm">
          <text:p text:style-name="P2">revision</text:p>
          <text:p text:style-name="P2">o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5.207cm" svg:height="3.556cm" svg:x="18.93cm" svg:y="4.318cm">
          <text:p text:style-name="P1">revision</text:p>
          <text:p text:style-name="P1">prediction</text:p>
          <text:p text:style-name="P1">mark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3" draw:layer="layout" svg:x1="14.859cm" svg:y1="4.826cm" svg:x2="19.304cm" svg:y2="4.826cm">
          <text:p text:style-name="P1"><text:s text:c="4"/></text:p>
          <text:p text:style-name="P1">as is <text:s/></text:p>
        </draw:line>
        <draw:line draw:style-name="gr4" draw:text-style-name="P3" draw:layer="layout" svg:x1="16.51cm" svg:y1="6.35cm" svg:x2="18.923cm" svg:y2="6.35cm">
          <text:p text:style-name="P1"><text:s/></text:p>
          <text:p text:style-name="P1"/>
          <text:p text:style-name="P1">by writer <text:s text:c="5"/></text:p>
          <text:p text:style-name="P1">(others/etc?) <text:s text:c="6"/></text:p>
        </draw:line>
        <draw:custom-shape draw:style-name="gr6" draw:text-style-name="P1" draw:layer="layout" svg:width="2.032cm" svg:height="2.54cm" svg:x="18.295cm" svg:y="9.906cm">
          <text:p text:style-name="P1">“as is”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2.032cm" svg:height="2.54cm" svg:x="22.359cm" svg:y="9.906cm">
          <text:p text:style-name="P1">“revision”</text:p>
          <text:p text:style-name="P1">becomes</text:p>
          <text:p text:style-name="P1">law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19.946cm" svg:y1="7.874cm" svg:x2="18.803cm" svg:y2="9.906cm">
          <text:p text:style-name="P1">for <text:s/>“as is”</text:p>
          <text:p text:style-name="P1"/>
          <text:p text:style-name="P1"/>
        </draw:line>
        <draw:line draw:style-name="gr4" draw:text-style-name="P3" draw:layer="layout" svg:x1="20.708cm" svg:y1="7.874cm" svg:x2="19.565cm" svg:y2="9.906cm">
          <text:p text:style-name="P1">against mods <text:s/></text:p>
          <text:p text:style-name="P1"/>
          <text:p text:style-name="P1"/>
        </draw:line>
        <draw:line draw:style-name="gr4" draw:text-style-name="P3" draw:layer="layout" svg:x1="21.343cm" svg:y1="7.874cm" svg:x2="22.867cm" svg:y2="9.906cm">
          <text:p text:style-name="P1">against “as is”</text:p>
          <text:p text:style-name="P1"/>
          <text:p text:style-name="P1"/>
        </draw:line>
        <draw:line draw:style-name="gr4" draw:text-style-name="P3" draw:layer="layout" svg:x1="22.359cm" svg:y1="7.874cm" svg:x2="23.883cm" svg:y2="9.906cm">
          <text:p text:style-name="P1">for <text:s/>mods</text:p>
          <text:p text:style-name="P1"/>
          <text:p text:style-name="P1"/>
        </draw:line>
        <draw:line draw:style-name="gr4" draw:text-style-name="P3" draw:layer="layout" svg:x1="8.321cm" svg:y1="8.001cm" svg:x2="8.321cm" svg:y2="9.525cm">
          <text:p text:style-name="P1">&gt;0.5 <text:s text:c="2"/></text:p>
          <text:p text:style-name="P1">unhappy <text:s text:c="4"/></text:p>
        </draw:line>
        <draw:line draw:style-name="gr5" draw:text-style-name="P3" draw:layer="layout" svg:x1="18.295cm" svg:y1="11.176cm" svg:x2="9.024cm" svg:y2="7.239cm">
          <text:p/>
        </draw:line>
        <draw:custom-shape draw:style-name="gr7" draw:text-style-name="P2" xml:id="id1" draw:id="id1" draw:layer="layout" svg:width="2.921cm" svg:height="3.048cm" svg:x="21.978cm" svg:y="12.446cm">
          <text:p text:style-name="P2">after living</text:p>
          <text:p text:style-name="P2">with revision, voters</text:p>
          <text:p text:style-name="P2">submit happiness</text:p>
          <text:p text:style-name="P1">poll</text:p>
          <text:p text:style-name="P1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9.786cm" svg:y1="6.477cm" svg:x2="11.31cm" svg:y2="6.477cm">
          <text:p text:style-name="P1">&gt;0.5 <text:s text:c="4"/></text:p>
          <text:p text:style-name="P1">happy <text:s text:c="3"/></text:p>
        </draw:line>
        <draw:connector draw:style-name="gr5" draw:text-style-name="P3" draw:layer="layout" draw:line-skew="0cm -1.785cm" svg:x1="24.899cm" svg:y1="13.97cm" svg:x2="12.072cm" svg:y2="5.715cm" draw:start-shape="id1" draw:start-glue-point="7" draw:end-shape="id2" draw:end-glue-point="0" svg:d="M24899 13970h501v-10541h-13328v2286" svg:viewBox="0 0 13329 10542">
          <text:p/>
        </draw:connector>
        <draw:frame draw:style-name="gr13" draw:text-style-name="P4" draw:layer="layout" svg:width="2.032cm" svg:height="0.526cm" svg:x="25.527cm" svg:y="12.319cm">
          <draw:text-box>
            <text:p>&gt;0.5 happy</text:p>
          </draw:text-box>
        </draw:frame>
        <draw:custom-shape draw:style-name="gr14" draw:text-style-name="P2" draw:layer="layout" svg:width="8.89cm" svg:height="5.334cm" svg:x="3.175cm" svg:y="14.986cm">
          <text:p text:style-name="P2">Options:</text:p>
          <text:p text:style-name="P2"/>
          <text:p text:style-name="P2">1a) original (w/o revision) becomes law? <text:s text:c="41"/></text:p>
          <text:p text:style-name="P2"><text:s text:c="34"/></text:p>
          <text:p text:style-name="P2">1b) original goes into prediction market? <text:s text:c="42"/></text:p>
          <text:p text:style-name="P2"/>
          <text:p text:style-name="P2">2) DAO proposition suggestion function <text:s text:c="44"/></text:p>
          <text:p text:style-name="P2"><text:span text:style-name="T1"><text:s text:c="2"/></text:span><text:span text:style-name="T1">a) proposition = f(X</text:span><text:span text:style-name="T2">ᵢ</text:span><text:span text:style-name="T3">, X</text:span><text:span text:style-name="T2">ᵢ</text:span><text:span text:style-name="T4">ᵢ</text:span>, X<text:span text:style-name="T4">ᵥ</text:span>) where X are weighing factors. <text:s text:c="6"/></text:p>
          <text:p text:style-name="P2">possible factors / options for X: <text:s text:c="38"/></text:p>
          <text:p text:style-name="P2">- previous happy law <text:s text:c="53"/></text:p>
          <text:p text:style-name="P2"><text:s text:c="48"/>- other(s) <text:s text:c="120"/></text:p>
          <text:p text:style-name="P2"><text:span text:style-name="T3">b) </text:span><text:span text:style-name="T1">proposition </text:span>+= |<text:span text:style-name="T4">ψ</text:span><text:span text:style-name="T5">(x)&gt; </text:span><text:s/>(wave function) <text:s text:c="31"/></text:p>
          <text:p text:style-name="P2"><text:span text:style-name="T3">c) </text:span>|<text:span text:style-name="T4">ψ</text:span><text:span text:style-name="T5">(x)&gt; </text:span><text:s/>(wave function alone) <text:s text:c="46"/></text:p>
          <text:p text:style-name="P2"><text:s text:c="32"/></text:p>
          <text:p text:style-name="P2">Other(s)? <text:s text:c="90"/></text:p>
          <draw:enhanced-geometry svg:viewBox="0 0 21600 21600" draw:text-areas="800 800 20800 20800" draw:type="round-rectangular-callout" draw:modifiers="-5881.63311213587 2163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3" draw:layer="layout" svg:x1="23.439cm" svg:y1="15.494cm" svg:x2="14.097cm" svg:y2="17.78cm" draw:start-shape="id1" draw:start-glue-point="6" draw:end-shape="id3" draw:end-glue-point="1" svg:d="M23439 15494v2286h-9342" svg:viewBox="0 0 9343 2287">
          <text:p/>
        </draw:connector>
        <draw:frame draw:style-name="gr13" draw:text-style-name="P4" draw:layer="layout" svg:width="2.413cm" svg:height="0.526cm" svg:x="23.495cm" svg:y="16.238cm">
          <draw:text-box>
            <text:p>&gt;0.5 unhappy</text:p>
          </draw:text-box>
        </draw:frame>
        <draw:line draw:style-name="gr5" draw:text-style-name="P3" draw:layer="layout" svg:x1="4.572cm" svg:y1="14.986cm" svg:x2="7.627cm" svg:y2="7.366cm">
          <text:p/>
        </draw:line>
        <draw:frame draw:style-name="gr15" draw:text-style-name="P4" draw:layer="layout" svg:width="3.556cm" svg:height="0.508cm" svg:x="0.127cm" svg:y="20.447cm">
          <draw:text-box>
            <text:p>NEEDS DISCUSSION</text:p>
          </draw:text-box>
        </draw:frame>
        <draw:custom-shape draw:style-name="gr16" draw:text-style-name="P1" xml:id="id3" draw:id="id3" draw:layer="layout" svg:width="2.032cm" svg:height="2.032cm" svg:x="12.065cm" svg:y="16.764cm">
          <text:p text:style-name="P1">$ payout:</text:p>
          <text:p text:style-name="P1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hort_20_line_20_Arrow" draw:fill="none" draw:auto-grow-height="false" draw:auto-grow-width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1:01:59.561462813</meta:creation-date>
    <dc:date>2020-06-28T13:09:02.682203233</dc:date>
    <meta:editing-duration>PT2H33M41S</meta:editing-duration>
    <meta:editing-cycles>104</meta:editing-cycles>
    <meta:generator>LibreOffice/6.0.7.3$Linux_X86_64 LibreOffice_project/00m0$Build-3</meta:generator>
    <meta:document-statistic meta:object-count="36"/>
  </office:meta>
</office:document-meta>
</file>